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756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0.368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3909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3925in" fo:break-before="auto" style:use-optimal-row-height="true"/>
    </style:style>
    <style:style style:name="ro30" style:family="table-row">
      <style:table-row-properties style:row-height="0.3in" fo:break-before="auto" style:use-optimal-row-height="tru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2154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7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40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8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35" style:family="table-cell" style:parent-style-name="Default">
      <style:text-properties style:font-name="Avenir" fo:font-style="normal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2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4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05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6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9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0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1" fo:font-weight="bold"/>
    </style:style>
    <style:style style:name="ce211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1" fo:font-weight="normal"/>
    </style:style>
    <style:style style:name="ce211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1" fo:font-weight="bold"/>
    </style:style>
    <style:style style:name="ce211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1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63" style:family="table-cell" style:parent-style-name="Default">
      <style:table-cell-properties fo:border="0.06pt solid #000000" style:vertical-align="middle"/>
      <style:text-properties style:font-name="Avenir"/>
    </style:style>
    <style:style style:name="ce20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1"/>
    </style:style>
    <style:style style:name="T5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1" table:content-validation-name="val32"/>
          <table:table-cell table:style-name="ce343"/>
          <table:table-cell table:style-name="ce4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1" table:content-validation-name="val72"/>
          <table:table-cell table:style-name="ce343"/>
          <table:table-cell table:style-name="ce41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1" table:content-validation-name="val34"/>
          <table:table-cell table:style-name="ce343"/>
          <table:table-cell table:style-name="ce4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1" table:content-validation-name="val35"/>
          <table:table-cell table:style-name="ce343"/>
          <table:table-cell table:style-name="ce41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7"/>
          <table:table-cell table:style-name="ce5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content-validation-name="val88" table:number-columns-spanned="3" table:number-rows-spanned="1"/>
          <table:covered-table-cell table:style-name="ce534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29" table:content-validation-name="val74" table:number-columns-spanned="3" table:number-rows-spanned="1"/>
          <table:covered-table-cell table:number-columns-repeated="2" table:style-name="ce460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7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4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7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7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0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0" table:number-columns-spanned="2" table:number-rows-spanned="1"/>
          <table:covered-table-cell table:style-name="ce542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3"/>
          <table:covered-table-cell table:style-name="ce409"/>
          <table:table-cell table:style-name="ce453" table:content-validation-name="val84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0"/>
          <table:covered-table-cell table:style-name="ce399"/>
          <table:table-cell table:style-name="ce453" table:content-validation-name="val85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35"/>
        <table:table-column table:style-name="co25" table:default-cell-style-name="ce635"/>
        <table:table-column table:style-name="co26" table:default-cell-style-name="ce635"/>
        <table:table-column table:style-name="co27" table:default-cell-style-name="ce635"/>
        <table:table-column table:style-name="co28" table:default-cell-style-name="ce635"/>
        <table:table-column table:style-name="co29" table:default-cell-style-name="ce635"/>
        <table:table-column table:style-name="co28" table:number-columns-repeated="3" table:default-cell-style-name="ce635"/>
        <table:table-column table:style-name="co30" table:default-cell-style-name="ce635"/>
        <table:table-column table:style-name="co14" table:default-cell-style-name="ce635"/>
        <table:table-column table:style-name="co31" table:default-cell-style-name="ce635"/>
        <table:table-column table:style-name="co32" table:default-cell-style-name="ce635"/>
        <table:table-column table:style-name="co33" table:default-cell-style-name="ce635"/>
        <table:table-column table:style-name="co34" table:default-cell-style-name="ce63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7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2"/>
          <table:covered-table-cell table:number-columns-repeated="5" table:style-name="ce647"/>
          <table:covered-table-cell table:number-columns-repeated="2" table:style-name="ce582"/>
          <table:table-cell table:style-name="ce58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7"/>
          <table:table-cell table:number-columns-repeated="243"/>
        </table:table-row>
        <table:table-row table:style-name="ro4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3"/>
          <table:table-cell table:style-name="ce951" table:number-columns-spanned="5" table:number-rows-spanned="1"/>
          <table:covered-table-cell table:number-columns-repeated="3" table:style-name="ce582"/>
          <table:covered-table-cell table:style-name="ce1168"/>
          <table:table-cell table:style-name="ce647"/>
          <table:table-cell table:number-columns-repeated="243"/>
        </table:table-row>
        <table:table-row table:style-name="ro8">
          <table:table-cell table:style-name="ce431"/>
          <table:table-cell table:style-name="ce63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6" table:content-validation-name="val130" office:value-type="string" calcext:value-type="string">
            <text:p>Módosítók</text:p>
          </table:table-cell>
          <table:table-cell table:style-name="ce636" table:content-validation-name="val138" office:value-type="string" calcext:value-type="string">
            <text:p>Összesen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Összesen felvett HM:</text:p>
          </table:table-cell>
          <table:covered-table-cell table:style-name="ce582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582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02" table:content-validation-name="val119" office:value-type="float" office:value="10" calcext:value-type="float">
            <text:p>10</text:p>
          </table:table-cell>
          <table:table-cell table:style-name="ce702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0" table:content-validation-name="val139" table:formula="of:=[.C4]+[.D4]" office:value-type="float" office:value="15" calcext:value-type="float">
            <text:p>15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HM:</text:p>
          </table:table-cell>
          <table:covered-table-cell table:style-name="ce582"/>
          <table:table-cell table:style-name="ce959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2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02" table:content-validation-name="val119" office:value-type="float" office:value="20" calcext:value-type="float">
            <text:p>20</text:p>
          </table:table-cell>
          <table:table-cell table:style-name="ce702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70" table:content-validation-name="val140" table:formula="of:=[.C5]+[.B5]+[.D5]" office:value-type="float" office:value="20" calcext:value-type="float">
            <text:p>20</text:p>
          </table:table-cell>
          <table:table-cell table:style-name="ce582" table:number-columns-repeated="5"/>
          <table:table-cell table:style-name="ce960"/>
          <table:table-cell table:style-name="ce6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02" table:content-validation-name="val119" office:value-type="float" office:value="120" calcext:value-type="float">
            <text:p>120</text:p>
          </table:table-cell>
          <table:table-cell table:style-name="ce702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70" table:content-validation-name="val141" table:formula="of:=[.C6]+[.B6]+[.D6]" office:value-type="float" office:value="120" calcext:value-type="float">
            <text:p>120</text:p>
          </table:table-cell>
          <table:table-cell table:style-name="ce58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2" table:number-columns-repeated="6"/>
          <table:table-cell table:style-name="ce737" office:value-type="string" calcext:value-type="string" table:number-columns-spanned="2" table:number-rows-spanned="1">
            <text:p>Össz felvett CM:</text:p>
          </table:table-cell>
          <table:covered-table-cell table:style-name="ce58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8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12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02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70" table:content-validation-name="val142" table:formula="of:=[.C8]+[.B8]+[.D8]" office:value-type="float" office:value="-30" calcext:value-type="float">
            <text:p>-30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CM:</text:p>
          </table:table-cell>
          <table:covered-table-cell table:style-name="ce582"/>
          <table:table-cell table:style-name="ce959" table:content-validation-name="val170" table:formula="of:=[Data.C22]*[Alapértékek.$D$8]" office:value-type="float" office:value="20" calcext:value-type="float">
            <text:p>20 HM</text:p>
          </table:table-cell>
          <table:table-cell table:style-name="ce58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2" table:number-columns-spanned="9" table:number-rows-spanned="1"/>
          <table:covered-table-cell table:number-columns-repeated="5" table:style-name="ce647"/>
          <table:covered-table-cell table:number-columns-repeated="3" table:style-name="ce582"/>
          <table:table-cell table:style-name="ce58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82"/>
          <table:table-cell table:style-name="ce73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Átlag HM</text:p>
          </table:table-cell>
          <table:covered-table-cell table:style-name="ce582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58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2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3" table:content-validation-name="val121" office:value-type="string" calcext:value-type="string">
            <text:p>Szint</text:p>
          </table:table-cell>
          <table:table-cell table:style-name="ce703" office:value-type="string" calcext:value-type="string">
            <text:p>KÉ</text:p>
          </table:table-cell>
          <table:table-cell table:style-name="ce703" office:value-type="string" calcext:value-type="string">
            <text:p>TÉ/CÉ</text:p>
          </table:table-cell>
          <table:table-cell table:style-name="ce703" office:value-type="string" calcext:value-type="string">
            <text:p>VÉ</text:p>
          </table:table-cell>
          <table:table-cell table:style-name="ce703" table:content-validation-name="val155" office:value-type="string" calcext:value-type="string">
            <text:p>Harckeret</text:p>
          </table:table-cell>
          <table:table-cell table:style-name="ce7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12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1">
          <table:table-cell table:style-name="ce587" table:number-columns-spanned="9" table:number-rows-spanned="1"/>
          <table:covered-table-cell table:number-columns-repeated="7" table:style-name="ce587"/>
          <table:covered-table-cell table:style-name="ce979"/>
          <table:table-cell table:style-name="ce587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6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4" table:content-validation-name="val93" office:value-type="string" calcext:value-type="string">
            <text:p>Távolsági 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6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06" table:content-validation-name="val123" office:value-type="float" office:value="0" calcext:value-type="float">
            <text:p>0</text:p>
          </table:table-cell>
          <table:table-cell table:style-name="ce741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06" table:content-validation-name="val124" office:value-type="float" office:value="0" calcext:value-type="float">
            <text:p>0</text:p>
          </table:table-cell>
          <table:table-cell table:style-name="ce741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5"/>
          <table:covered-table-cell table:number-columns-repeated="5" table:style-name="ce580"/>
          <table:covered-table-cell table:style-name="ce665"/>
          <table:covered-table-cell table:style-name="ce83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4" table:content-validation-name="val5" office:value-type="string" calcext:value-type="string">
            <text:p>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60"/>
          <table:table-cell table:style-name="ce587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-10" calcext:value-type="float">
            <text:p>-10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7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0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0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969"/>
          <table:table-cell table:style-name="Default" table:number-columns-repeated="3"/>
          <table:table-cell/>
          <table:table-cell table:style-name="ce647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82"/>
          <table:covered-table-cell table:style-name="ce794"/>
          <table:table-cell table:style-name="ce582"/>
          <table:table-cell table:style-name="Default" table:number-columns-repeated="3"/>
          <table:table-cell table:style-name="ce582" table:number-columns-repeated="2"/>
          <table:table-cell table:style-name="ce647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5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5" table:content-validation-name="val108"/>
          <table:table-cell table:style-name="ce66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8"/>
          <table:table-cell table:style-name="ce712" table:content-validation-name="val127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91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99"/>
          <table:table-cell table:style-name="ce712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12" table:content-validation-name="val159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12" table:content-validation-name="val159" table:formula="of:=[.G32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2" table:content-validation-name="val159" table:formula="of:=[.G33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2" table:content-validation-name="val159" table:formula="of:=[.G34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6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2" table:content-validation-name="val159" table:formula="of:=[.G35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2" table:content-validation-name="val159" table:formula="of:=[.G36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3"/>
          <table:table-cell table:style-name="ce5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2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2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6"/>
          <table:table-cell table:style-name="ce779" table:content-validation-name="val126" office:value-type="string" calcext:value-type="string">
            <text:p>Tám/kör</text:p>
          </table:table-cell>
          <table:table-cell table:style-name="ce779" office:value-type="string" calcext:value-type="string">
            <text:p>KÉ</text:p>
          </table:table-cell>
          <table:table-cell table:style-name="ce779" office:value-type="string" calcext:value-type="string">
            <text:p>TÉ</text:p>
          </table:table-cell>
          <table:table-cell table:style-name="ce77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Elsődleges fegyver</text:p>
          </table:table-cell>
          <table:table-cell table:style-name="ce68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Másodlagos fegyver</text:p>
          </table:table-cell>
          <table:table-cell table:style-name="ce68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60" table:number-columns-repeated="2"/>
          <table:table-cell table:style-name="ce633"/>
          <table:table-cell table:style-name="ce660"/>
          <table:table-cell table:style-name="ce633" table:number-columns-repeated="3"/>
          <table:table-cell table:style-name="ce1018"/>
          <table:table-cell table:style-name="ce587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4"/>
          <table:table-cell table:style-name="ce734"/>
          <table:table-cell table:style-name="ce785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5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2"/>
          <table:table-cell table:style-name="ce863"/>
          <table:table-cell table:style-name="ce878" table:number-columns-repeated="2"/>
          <table:table-cell table:style-name="ce885"/>
          <table:table-cell table:style-name="ce1204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6" table:number-columns-spanned="2" table:number-rows-spanned="1"/>
          <table:covered-table-cell table:style-name="ce6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8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4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3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2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O$64];0)" office:value-type="float" office:value="0" calcext:value-type="float">
            <text:p>0</text:p>
          </table:table-cell>
          <table:table-cell table:style-name="ce116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8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5" office:value-type="string" calcext:value-type="string">
            <text:p>Szúró</text:p>
          </table:table-cell>
          <table:table-cell table:style-name="ce7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2" table:content-validation-name="val118" table:number-columns-spanned="2" table:number-rows-spanned="1"/>
          <table:covered-table-cell table:style-name="ce69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87" table:number-columns-repeated="2"/>
          <table:table-cell table:number-columns-repeated="3"/>
          <table:table-cell table:style-name="ce587"/>
          <table:table-cell table:style-name="ce979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2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 table:number-columns-repeated="2"/>
          <table:table-cell table:style-name="ce1056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/>
          <table:table-cell table:style-name="ce956"/>
          <table:table-cell table:style-name="ce1057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5"/>
          <table:table-cell table:style-name="ce1217"/>
          <table:table-cell table:style-name="ce1252"/>
          <table:table-cell table:style-name="ce1301"/>
          <table:table-cell table:style-name="ce582" table:number-columns-repeated="3"/>
          <table:table-cell table:style-name="Default" table:number-columns-repeated="2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6"/>
          <table:table-cell table:style-name="ce1218"/>
          <table:table-cell table:style-name="ce1253"/>
          <table:table-cell table:style-name="ce1302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7"/>
          <table:table-cell table:style-name="ce1219"/>
          <table:table-cell table:style-name="ce1254"/>
          <table:table-cell table:style-name="ce1303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2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2" table:number-columns-repeated="11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4"/>
          <table:table-cell table:style-name="ce382"/>
          <table:table-cell table:style-name="ce582" table:number-columns-repeated="10"/>
          <table:table-cell table:style-name="ce647"/>
          <table:table-cell table:number-columns-repeated="243"/>
        </table:table-row>
        <table:table-row table:style-name="ro2" table:number-rows-repeated="65462">
          <table:table-cell table:style-name="ce582" table:number-columns-repeated="15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9"/>
          <table:table-cell table:number-columns-repeated="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 table:number-rows-repeated="8">
          <table:table-cell table:style-name="ce58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47"/>
          <table:covered-table-cell table:style-name="ce1147" table:content-validation-name="val106"/>
          <table:covered-table-cell table:style-name="ce1447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0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7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Default"/>
          <table:table-cell table:style-name="Default" table:number-columns-repeated="242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69" office:value-type="string" calcext:value-type="string">
            <text:p>MK</text:p>
          </table:table-cell>
          <table:table-cell table:style-name="ce1969" office:value-type="string" calcext:value-type="string">
            <text:p>KF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 table:number-columns-repeated="2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6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20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D6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7"/>
        </table:table-row>
        <table:table-row table:style-name="ro22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72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11"> </text:span><text:span text:style-name="T12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3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5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4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9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">
          <table:table-cell table:style-name="ce1705"/>
          <table:table-cell table:style-name="ce1757" office:value-type="string" calcext:value-type="string">
            <text:p>Mara-sequor 1K</text:p>
          </table:table-cell>
          <table:table-cell table:style-name="ce1779" office:value-type="string" calcext:value-type="string">
            <text:p>egykezes</text:p>
          </table:table-cell>
          <table:table-cell table:style-name="ce1779" table:number-columns-repeated="4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ara-sequor 2K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A3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/>
          <table:table-cell table:number-columns-repeated="16367"/>
        </table:table-row>
        <table:table-row table:style-name="ro25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6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7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style-name="Default" table:number-columns-repeated="16126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style-name="ce2037" table:number-columns-repeated="16126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number-columns-repeated="15"/>
          <table:table-cell table:style-name="ce549"/>
          <table:table-cell table:number-columns-repeated="16368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3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241"/>
          <table:table-cell table:style-name="Default" table:number-columns-repeated="16126"/>
        </table:table-row>
        <table:table-row table:style-name="ro27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3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7"/>
        </table:table-row>
        <table:table-row table:style-name="ro8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<text:span text:style-name="T15">20m </text:span><text:span text:style-name="T16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3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7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 table:number-columns-repeated="2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7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7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8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7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3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82"/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6"/>
        </table:table-row>
        <table:table-row table:style-name="ro29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8"/>
          <table:table-cell table:style-name="ce549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549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8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02" table:content-validation-name="val201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8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871"/>
          <table:covered-table-cell table:style-name="ce1872"/>
          <table:covered-table-cell table:number-columns-repeated="3" table:style-name="ce1871"/>
          <table:covered-table-cell table:style-name="ce2098"/>
          <table:covered-table-cell table:number-columns-repeated="2" table:style-name="ce1871"/>
          <table:covered-table-cell/>
          <table:covered-table-cell table:style-name="ce1871"/>
          <table:covered-table-cell table:number-columns-repeated="3"/>
        </table:table-row>
        <table:table-row table:style-name="ro2">
          <table:table-cell table:number-columns-repeated="4"/>
          <table:table-cell table:style-name="ce1872"/>
          <table:table-cell table:style-name="ce1871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871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871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30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30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9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9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5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9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31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9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5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9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9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4"/>
        <table:table-row table:style-name="ro5">
          <table:table-cell table:style-name="ce2104" office:value-type="string" calcext:value-type="string">
            <text:p>V8.9.0</text:p>
          </table:table-cell>
        </table:table-row>
        <table:table-row table:style-name="ro5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4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4">
          <table:table-cell table:style-name="ce2105" office:value-type="string" calcext:value-type="string">
            <text:p>* Szakma lista</text:p>
          </table:table-cell>
        </table:table-row>
        <table:table-row table:style-name="ro34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4">
          <table:table-cell table:style-name="ce2106" office:value-type="string" calcext:value-type="string">
            <text:p>V8.3.0</text:p>
          </table:table-cell>
        </table:table-row>
        <table:table-row table:style-name="ro5">
          <table:table-cell table:style-name="ce2105" office:value-type="string" calcext:value-type="string">
            <text:p>* Történelemismeret: Átfogó</text:p>
          </table:table-cell>
        </table:table-row>
        <table:table-row table:style-name="ro5">
          <table:table-cell table:style-name="ce2105" office:value-type="string" calcext:value-type="string">
            <text:p>* Műveltség: Átlagos (új)</text:p>
          </table:table-cell>
        </table:table-row>
        <table:table-row table:style-name="ro5">
          <table:table-cell table:style-name="ce2105" office:value-type="string" calcext:value-type="string">
            <text:p>* Irodalom-ismeret megszűnt</text:p>
          </table:table-cell>
        </table:table-row>
        <table:table-row table:style-name="ro5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2.4</text:p>
          </table:table-cell>
        </table:table-row>
        <table:table-row table:style-name="ro5">
          <table:table-cell table:style-name="ce2105" office:value-type="string" calcext:value-type="string">
            <text:p>* Fülek átnevezése, színezése</text:p>
          </table:table-cell>
        </table:table-row>
        <table:table-row table:style-name="ro5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2.3</text:p>
          </table:table-cell>
        </table:table-row>
        <table:table-row table:style-name="ro5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5">
          <table:table-cell table:style-name="ce2106" office:value-type="string" calcext:value-type="string">
            <text:p>V8.2.2</text:p>
          </table:table-cell>
        </table:table-row>
        <table:table-row table:style-name="ro5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105" office:value-type="string" calcext:value-type="string">
            <text:p>* Kétkezes harc táblázat</text:p>
          </table:table-cell>
        </table:table-row>
        <table:table-row table:style-name="ro5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1.1</text:p>
          </table:table-cell>
        </table:table-row>
        <table:table-row table:style-name="ro5">
          <table:table-cell table:style-name="ce2105" office:value-type="string" calcext:value-type="string">
            <text:p>* Max szint: 21</text:p>
          </table:table-cell>
        </table:table-row>
        <table:table-row table:style-name="ro5">
          <table:table-cell table:style-name="ce2105" office:value-type="string" calcext:value-type="string">
            <text:p>* KP Alap: 150</text:p>
          </table:table-cell>
        </table:table-row>
        <table:table-row table:style-name="ro5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5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5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7.9.1</text:p>
          </table:table-cell>
        </table:table-row>
        <table:table-row table:style-name="ro5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5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3"/>
          <table:covered-table-cell table:style-name="ce2130"/>
          <table:covered-table-cell table:number-columns-repeated="6" table:style-name="ce2123"/>
          <table:covered-table-cell table:number-columns-repeated="3" table:style-name="ce2153"/>
          <table:covered-table-cell table:style-name="ce21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3"/>
          <table:table-cell table:style-name="ce2130"/>
          <table:table-cell table:style-name="ce2123" table:number-columns-repeated="6"/>
          <table:table-cell table:style-name="ce2153" table:number-columns-repeated="3"/>
          <table:table-cell table:style-name="ce212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9" office:value-type="string" calcext:value-type="string">
            <text:p>Szint</text:p>
          </table:table-cell>
          <table:table-cell table:style-name="ce2139" office:value-type="string" calcext:value-type="string" table:number-columns-spanned="2" table:number-rows-spanned="1">
            <text:p>KP</text:p>
          </table:table-cell>
          <table:covered-table-cell table:style-name="ce21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0" office:value-type="string" calcext:value-type="string">
            <text:p>Fok</text:p>
          </table:table-cell>
          <table:table-cell table:style-name="ce21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2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2" table:number-columns-repeated="3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82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0" table:content-validation-name="val205" office:value-type="string" calcext:value-type="string">
            <text:p>Fok</text:p>
          </table:table-cell>
          <table:table-cell table:style-name="ce2120" table:content-validation-name="val205" office:value-type="string" calcext:value-type="string">
            <text:p>Bónusz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9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5"/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2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60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8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2" table:content-validation-name="val5"/>
          <table:table-cell table:style-name="ce212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"/>
          <table:table-cell table:style-name="ce2089" table:content-validation-name="val5" table:number-columns-repeated="2"/>
          <table:table-cell table:style-name="ce2074" table:content-validation-name="val5"/>
          <table:table-cell table:style-name="ce2132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2" table:content-validation-name="val5"/>
          <table:covered-table-cell table:style-name="ce6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2" table:content-validation-name="val5"/>
          <table:table-cell table:style-name="ce212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2" table:content-validation-name="val5" office:value-type="string" calcext:value-type="string">
            <text:p>Szúró</text:p>
          </table:table-cell>
          <table:table-cell table:style-name="ce2122" table:content-validation-name="val5" office:value-type="string" calcext:value-type="string">
            <text:p>Vágó</text:p>
          </table:table-cell>
          <table:table-cell table:style-name="ce2122" table:content-validation-name="val5" office:value-type="string" calcext:value-type="string">
            <text:p>Zúzó</text:p>
          </table:table-cell>
          <table:table-cell table:style-name="ce212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2" table:content-validation-name="val5" office:value-type="string" calcext:value-type="string">
            <text:p>SFÉ</text:p>
          </table:table-cell>
          <table:table-cell table:style-name="ce212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2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86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2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53"/>
          <table:table-cell table:style-name="ce2089" table:number-columns-repeated="2"/>
          <table:table-cell table:style-name="ce2074"/>
          <table:table-cell table:style-name="ce2132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53"/>
          <table:table-cell table:style-name="ce2089" table:number-columns-repeated="2"/>
          <table:table-cell table:style-name="ce2074"/>
          <table:table-cell table:style-name="ce2132"/>
          <table:table-cell table:style-name="ce2074" table:number-columns-repeated="6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1953"/>
          <table:table-cell table:style-name="ce2089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57:52.201826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3T17:09:32.977461700</dc:date>
    <meta:editing-cycles>1005</meta:editing-cycles>
    <meta:editing-duration>P9DT13M22S</meta:editing-duration>
    <meta:document-statistic meta:table-count="11" meta:cell-count="43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